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aDataTransformer.startElement( String uri , String name , String raw , Attributes attr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6">
            <text:p text:style-name="Table_20_Contents">16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MetaDataTransformer.setup( SourceResolver resolver , Map objectModel , String src , Parameters pa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etaDataTransformer.endElement( String uri , String name , String ra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